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02cm solid #000000" fo:border-right="none" fo:border-top="0.002cm solid #000000" fo:border-bottom="0.002cm solid #000000">
        <style:background-image/>
      </style:table-cell-properties>
    </style:style>
    <style:style style:name="Historique.B1" style:family="table-cell">
      <style:table-cell-properties fo:background-color="#cc9966" fo:padding="0.097cm" fo:border-left="0.002cm solid #000000" fo:border-right="none" fo:border-top="0.002cm solid #000000" fo:border-bottom="0.002cm solid #000000">
        <style:background-image/>
      </style:table-cell-properties>
    </style:style>
    <style:style style:name="Historique.D1" style:family="table-cell">
      <style:table-cell-properties fo:background-color="#cc9966" fo:padding="0.097cm" fo:border="0.002cm solid #000000">
        <style:background-image/>
      </style:table-cell-properties>
    </style:style>
    <style:style style:name="Historique.A2" style:family="table-cell">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1pt" style:font-size-asian="11pt" style:font-size-complex="11pt"/>
    </style:style>
    <style:style style:name="P2" style:family="paragraph" style:parent-style-name="Table_20_Contents">
      <style:paragraph-properties fo:background-color="#ffccff">
        <style:background-image/>
      </style:paragraph-properties>
      <style:text-properties fo:font-size="11pt" style:font-size-asian="11pt" style:font-size-complex="11pt"/>
    </style:style>
    <style:style style:name="P3" style:family="paragraph" style:parent-style-name="Table_20_Heading">
      <style:text-properties fo:font-size="11pt" style:font-size-asian="11pt" style:font-size-complex="11pt"/>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2">
      <style:text-properties fo:font-weight="normal" style:font-weight-asian="normal" style:font-weight-complex="normal"/>
    </style:style>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6"/>
    <style:style style:name="P16" style:family="paragraph" style:parent-style-name="Text_20_body" style:list-style-name="L17"/>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PAGE DE GAR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index-body>
      </text:table-of-content>
      <text:p text:style-name="Standard"/>
      <text:h text:style-name="P6" text:outline-level="1">Historique des modifications</text:h>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3">Version</text:p>
            </table:table-cell>
            <table:table-cell table:style-name="Historique.B1" office:value-type="string">
              <text:p text:style-name="P3">Date</text:p>
            </table:table-cell>
            <table:table-cell table:style-name="Historique.B1" office:value-type="string">
              <text:p text:style-name="P3">Auteur</text:p>
            </table:table-cell>
            <table:table-cell table:style-name="Historique.D1" office:value-type="string">
              <text:p text:style-name="P3">Modifications du document</text:p>
            </table:table-cell>
          </table:table-row>
        </table:table-header-rows>
        <table:table-row>
          <table:table-cell table:style-name="Historique.A2" office:value-type="string">
            <text:p text:style-name="P2">Etape 1</text:p>
          </table:table-cell>
          <table:table-cell table:style-name="Historique.A2" office:value-type="string">
            <text:p text:style-name="P1">12/04/2014</text:p>
          </table:table-cell>
          <table:table-cell table:style-name="Historique.A2" office:value-type="string">
            <text:p text:style-name="P1">Clément GHNASSIA</text:p>
          </table:table-cell>
          <table:table-cell table:style-name="Historique.D2" office:value-type="string">
            <text:p text:style-name="P1">Création du document</text:p>
          </table:table-cell>
        </table:table-row>
        <table:table-row>
          <table:table-cell table:style-name="Historique.A2" office:value-type="string">
            <text:p text:style-name="P2"/>
          </table:table-cell>
          <table:table-cell table:style-name="Historique.A2" office:value-type="string">
            <text:p text:style-name="P1">13/04/2014</text:p>
          </table:table-cell>
          <table:table-cell table:style-name="Historique.A2" office:value-type="string">
            <text:p text:style-name="P1">Clément GHNASSIA</text:p>
          </table:table-cell>
          <table:table-cell table:style-name="Historique.D2" office:value-type="string">
            <text:p text:style-name="P1">Ajout des partie Acteurs et Contexte du projet</text:p>
          </table:table-cell>
        </table:table-row>
        <table:table-row>
          <table:table-cell table:style-name="Historique.A2" office:value-type="string">
            <text:p text:style-name="P2"/>
          </table:table-cell>
          <table:table-cell table:style-name="Historique.A2" office:value-type="string">
            <text:p text:style-name="P1">14/04/2014</text:p>
          </table:table-cell>
          <table:table-cell table:style-name="Historique.A2" office:value-type="string">
            <text:p text:style-name="P1">Clément GHNASSIA</text:p>
          </table:table-cell>
          <table:table-cell table:style-name="Historique.D2" office:value-type="string">
            <text:p text:style-name="P1">Ajour des parties Périmètre et Extensions possibles</text:p>
          </table:table-cell>
        </table:table-row>
      </table:table>
      <text:p text:style-name="Standard"/>
      <text:h text:style-name="P6" text:outline-level="1">Description du sujet</text:h>
      <text:h text:style-name="Heading_20_2" text:outline-level="2">Contexte du projet</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Text_20_body"><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à travers le monde et plus de 12 millions de spectateurs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Domaine étudié</text:h>
      <text:p text:style-name="Text_20_body"><text:tab/>Comme le lecteur peut s'en douter, le domaine associé au projet est le monde cycliste professionnel, et plus particulièrement le tour de France. Bien que cette course par étapes soit connue de beaucoup, toutes les règles et le fonctionnement détaillé de cet événement peut paraître flou pour certains. Cette section a pour objectif d'expliquer le fonctionnement d'une course indépendamment du système, afin que le lecteur comprenne les choix de modélisation et d'implémentations qui ont été décidés ainsi que les problématiques associées à l'outil.</text:p>
      <text:p text:style-name="Text_20_body"><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Text_20_body"><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Text_20_body"><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Text_20_body"><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Heading_20_2" text:outline-level="2"><text:soft-page-break/>Fonctionnement du système</text:h>
      <text:p text:style-name="Text_20_body"><text:tab/>Le fonctionnement de certaines parties du système est à préciser ;</text:p>
      <text:list xml:id="list2614720024246221253" text:style-name="L16">
        <text:list-item>
          <text:p text:style-name="P15">Inscriptions</text:p>
          <text:p text:style-name="P15">On gère l'inscription d'un coureur à un Tour par l’intermédiaire d'un participant. Un participant du Tour est identifié par un numéro de dossard. Les numéros de dossard sont attribués en fonction du classement du tour précédent.</text:p>
        </text:list-item>
      </text:list>
      <text:list xml:id="list1036675496522879618" text:style-name="L17">
        <text:list-item>
          <text:p text:style-name="P16">Classement</text:p>
          <text:p text:style-name="P16">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text:p>
          <text:p text:style-name="P16">A la fin de chaque étape, le temps cumulé et le temps de l'étape est relevé pour chaque coureur et équipe. Et chaque porteur de maillot est mis à jour.</text:p>
        </text:list-item>
        <text:list-item>
          <text:p text:style-name="P16">Attribution des points (montagne et sprint)</text:p>
          <text:p text:style-name="P16">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list-item>
        <text:list-item>
          <text:p text:style-name="P16">Prix du plus combatif</text:p>
          <text:p text:style-name="P16">Un jury composé de 8 spécialistes est désigné pour l'ensemble du Tour. A chaque étape, les 8 spécialistes votent pour un coureur. Le coureur qui possède le plus de voix est élu « Coureur le plus combatif de l'étape ».</text:p>
          <text:p text:style-name="P16">A la fin du Tour, les 8 spécialistes votent pour élire le coureur « Super Combatif ».</text:p>
        </text:list-item>
        <text:list-item>
          <text:p text:style-name="P16">Abandon</text:p>
          <text:p text:style-name="P16">Afin d'avoir un traçage complet, lorsqu'un coureur abandonne, on relève le point de passage précédent qui 'il a franchi. On y ajoute alors le motif de l'abandon.</text:p>
          <text:p text:style-name="P16">Si un coureur, abandonne en dehors de la course, on relève le dernier point de passage de l'étape précédente qui correspond à l'arrivée.</text:p>
        </text:list-item>
      </text:list>
      <text:p text:style-name="Text_20_body"><text:tab/><text:tab/></text:p>
      <text:h text:style-name="Heading_20_2" text:outline-level="2">Acteurs</text:h>
      <text:h text:style-name="Heading_20_3" text:outline-level="3">Le commissaire de course</text:h>
      <text:p text:style-name="Standard"><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Text_20_body"><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Heading_20_3" text:outline-level="3"><text:soft-page-break/>Les commissaires de point de passage</text:h>
      <text:p text:style-name="Text_20_body"><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Text_20_body"><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Heading_20_3" text:outline-level="3">Les journalistes</text:h>
      <text:p text:style-name="Text_20_body"><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Text_20_body"><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Heading_20_3" text:outline-level="3">Les spectateurs</text:h>
      <text:p text:style-name="Text_20_body"><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Text_20_body"><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Les administrateurs</text:h>
      <text:p text:style-name="Text_20_body"><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Text_20_body"><text:tab/>Bien sûr, ils ne peuvent modifier les résultats et classement de la course en cours ou de celles passées.</text:p>
      <text:h text:style-name="Heading_20_2" text:outline-level="2">Flux</text:h>
      <text:p text:style-name="P7">Administrateur</text:p>
      <text:list xml:id="list6463136731446575546" text:style-name="L2">
        <text:list-item>
          <text:p text:style-name="P8"><text:soft-page-break/>s'authentifier</text:p>
        </text:list-item>
        <text:list-item>
          <text:p text:style-name="P8">alimenter la base de données</text:p>
          <text:list>
            <text:list-item>
              <text:p text:style-name="P8">ajout nouvelle équipe, coureur, ville ou col</text:p>
            </text:list-item>
          </text:list>
        </text:list-item>
      </text:list>
      <text:list xml:id="list5331731245206085691" text:style-name="L8">
        <text:list-item>
          <text:p text:style-name="P9">gérer le futur tour</text:p>
          <text:list>
            <text:list-item>
              <text:p text:style-name="P9">ajouter les étapes et les points de passage</text:p>
            </text:list-item>
          </text:list>
        </text:list-item>
      </text:list>
      <text:p text:style-name="P7">Commissaire de course </text:p>
      <text:list xml:id="list7529578150973028339" text:style-name="L9">
        <text:list-item>
          <text:p text:style-name="P10">s'authentifier</text:p>
        </text:list-item>
      </text:list>
      <text:list xml:id="list2072942710756621408" text:style-name="L10">
        <text:list-item>
          <text:p text:style-name="P11">gérer une étape</text:p>
          <text:list>
            <text:list-item>
              <text:p text:style-name="P11">saisir le classement de l'étape</text:p>
            </text:list-item>
            <text:list-item>
              <text:p text:style-name="P11">attribuer les points récoltés aux différents points de passage</text:p>
            </text:list-item>
            <text:list-item>
              <text:p text:style-name="P11">mise à jour des classements généraux</text:p>
            </text:list-item>
            <text:list-item>
              <text:p text:style-name="P11">ajouter un abandon éventuel</text:p>
            </text:list-item>
            <text:list-item>
              <text:p text:style-name="P11">saisir le résultat du vote du plus combatif</text:p>
            </text:list-item>
          </text:list>
        </text:list-item>
      </text:list>
      <text:list xml:id="list263331692854777267" text:style-name="L11">
        <text:list-item>
          <text:p text:style-name="P12">gérer les données existantes</text:p>
          <text:list>
            <text:list-item>
              <text:p text:style-name="P12">modification des informations saisies par un commissaire de point de passage</text:p>
            </text:list-item>
          </text:list>
        </text:list-item>
      </text:list>
      <text:p text:style-name="P7">Commissaire de point de passage</text:p>
      <text:list xml:id="list5584584814030640785" text:style-name="L12">
        <text:list-item>
          <text:p text:style-name="P13">gérer le classement d'un point de passage</text:p>
          <text:list>
            <text:list-item>
              <text:p text:style-name="P13">saisir le classement</text:p>
            </text:list-item>
          </text:list>
        </text:list-item>
      </text:list>
      <text:p text:style-name="P7">Spectateur/Journaliste</text:p>
      <text:list xml:id="list3757812600364192483" text:style-name="L13">
        <text:list-item>
          <text:p text:style-name="P14">récolter des informations</text:p>
        </text:list-item>
      </text:list>
      <text:h text:style-name="Heading_20_2" text:outline-level="2">Périmètre du système</text:h>
      <text:p text:style-name="Text_20_body"><text:tab/>Dans cette partie nous allons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Text_20_body"><text:tab/>La première grande partie à considérer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s aura un niveau d'accès personnalisé, évitant ainsi certaines manipulations, entraînant des informations erronées ou non cohérentes</text:p>
      <text:p text:style-name="Text_20_body"><text:tab/>On considère une deuxième partie qui concernera la visualisation des différents détails de la course aux acteurs n'ayant accès au système uniquement dans un but informatif, et non à la gestion en tant que telle de la course. Ces utilisateurs sont des personnes étrangères à l '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Text_20_body"><text:tab/>Ces deux parties porteront uniquement sur un Tour de France et plus précisément celui de <text:soft-page-break/>l'année 2012. De ce fait, les modifications de point de règlement d'un Tour à l'autre ne sont pas gérées.</text:p>
      <text:p text:style-name="Text_20_body"><text:tab/>Une sous-partie du système permet également de gérer les contrôles anti-dopage. Cette gestion se limite à la saisie d'un contrôle à une date donnée pour un coureur. Le résultat de se contrôle peut aussi être saisi.</text:p>
      <text:h text:style-name="Heading_20_2" text:outline-level="2">Extensions possible</text:h>
      <text:p text:style-name="Text_20_body"><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Text_20_body"><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 autre module pourrait éventuellement envoyer des informations <text:s/>à un système de l'UCI (Union Cycliste Internationale) comme les résultats de la course ou les contrôles anti-dopage.</text:p>
      <text:p text:style-name="Text_20_body"><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Text_20_body"><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5T11:44:56.14</dc:date>
    <meta:editing-duration>PT6H22M16S</meta:editing-duration>
    <meta:editing-cycles>29</meta:editing-cycles>
    <meta:generator>OpenOffice/4.0.1$Win32 OpenOffice.org_project/401m5$Build-9714</meta:generator>
    <dc:creator>Thomas SIMON</dc:creator>
    <meta:document-statistic meta:table-count="1" meta:image-count="0" meta:object-count="0" meta:page-count="8" meta:paragraph-count="93" meta:word-count="2444" meta:character-count="15126"/>
  </office:meta>
</office:document-meta>
</file>

<file path=VersionList.xml><?xml version="1.0" encoding="utf-8"?>
<VL:version-list xmlns:dc="http://purl.org/dc/elements/1.1/" xmlns:VL="http://openoffice.org/2001/versions-list">
  <VL:version-entry VL:title="Version1" VL:comment="Clément GHNASSIA&#10;" VL:creator="" dc:date-time="2014-04-14T12:39:25"/>
  <VL:version-entry VL:title="Version2" VL:comment="Ajout :&#10;- complements sur le périmètre et les extension&#10;- ajout des flux&#10;- ajout d'élements dans la partie fonctionnement" VL:creator="Thomas SIMON" dc:date-time="2014-04-15T11:44:56"/>
</VL:version-list>
</file>